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/>
      <style:text-properties fo:language="en" fo:country="US"/>
    </style:style>
    <style:style style:name="P2" style:parent-style-name="Normal" style:family="paragraph">
      <style:paragraph-properties fo:margin-bottom="0in"/>
      <style:text-properties fo:font-weight="bold" style:font-weight-asian="bold" fo:language="en" fo:country="US"/>
    </style:style>
    <style:style style:name="P3" style:parent-style-name="Normal" style:family="paragraph">
      <style:paragraph-properties fo:margin-bottom="0in"/>
      <style:text-properties fo:font-weight="bold" style:font-weight-asian="bold" fo:language="en" fo:country="US"/>
    </style:style>
    <style:style style:name="P4" style:parent-style-name="Normal" style:family="paragraph">
      <style:paragraph-properties fo:margin-bottom="0in"/>
      <style:text-properties fo:language="en" fo:country="US"/>
    </style:style>
    <style:style style:name="P5" style:parent-style-name="Normal" style:family="paragraph">
      <style:paragraph-properties fo:margin-bottom="0in"/>
      <style:text-properties fo:text-transform="uppercase" fo:language="en" fo:country="US"/>
    </style:style>
    <style:style style:name="P6" style:parent-style-name="Normal" style:family="paragraph">
      <style:paragraph-properties fo:margin-bottom="0in"/>
    </style:style>
    <style:style style:name="T7" style:parent-style-name="Hyperlink" style:family="text">
      <style:text-properties fo:language="en" fo:country="US"/>
    </style:style>
    <style:style style:name="P8" style:parent-style-name="Normal" style:family="paragraph">
      <style:paragraph-properties fo:margin-bottom="0in"/>
      <style:text-properties fo:language="en" fo:country="US"/>
    </style:style>
    <style:style style:name="P9" style:parent-style-name="Normal" style:family="paragraph">
      <style:paragraph-properties fo:margin-bottom="0in"/>
      <style:text-properties fo:text-transform="uppercase" fo:language="en" fo:country="US"/>
    </style:style>
    <style:style style:name="T10" style:parent-style-name="Hyperlink" style:family="text">
      <style:text-properties fo:language="en" fo:country="US"/>
    </style:style>
    <style:style style:name="T11" style:parent-style-name="Hyperlink" style:family="text">
      <style:text-properties fo:language="en" fo:country="US"/>
    </style:style>
    <style:style style:name="T12" style:parent-style-name="Hyperlink" style:family="text">
      <style:text-properties fo:language="en" fo:country="US"/>
    </style:style>
    <style:style style:name="P13" style:parent-style-name="Normal" style:family="paragraph">
      <style:paragraph-properties fo:margin-bottom="0in"/>
      <style:text-properties fo:text-transform="uppercase" fo:language="en" fo:country="US"/>
    </style:style>
    <style:style style:name="P14" style:parent-style-name="Normal" style:family="paragraph">
      <style:paragraph-properties fo:margin-bottom="0in"/>
      <style:text-properties fo:language="en" fo:country="US"/>
    </style:style>
    <style:style style:name="T15" style:parent-style-name="Hyperlink" style:family="text">
      <style:text-properties fo:language="en" fo:country="US"/>
    </style:style>
    <style:style style:name="P16" style:parent-style-name="Normal" style:family="paragraph">
      <style:paragraph-properties fo:margin-bottom="0in"/>
      <style:text-properties fo:language="en" fo:country="US"/>
    </style:style>
    <style:style style:name="P17" style:parent-style-name="Normal" style:family="paragraph">
      <style:paragraph-properties fo:margin-bottom="0in"/>
    </style:style>
    <style:style style:name="T18" style:parent-style-name="Hyperlink" style:family="text">
      <style:text-properties fo:language="en" fo:country="US"/>
    </style:style>
    <style:style style:name="P19" style:parent-style-name="Normal" style:family="paragraph">
      <style:paragraph-properties fo:margin-bottom="0in"/>
      <style:text-properties fo:language="en" fo:country="US"/>
    </style:style>
    <style:style style:name="P20" style:parent-style-name="Normal" style:family="paragraph">
      <style:paragraph-properties fo:margin-bottom="0in"/>
      <style:text-properties fo:text-transform="uppercase" fo:language="en" fo:country="US"/>
    </style:style>
    <style:style style:name="P21" style:parent-style-name="Normal" style:family="paragraph">
      <style:paragraph-properties fo:margin-bottom="0in"/>
      <style:text-properties fo:language="en" fo:country="US"/>
    </style:style>
    <style:style style:name="P22" style:parent-style-name="Normal" style:family="paragraph">
      <style:paragraph-properties fo:margin-bottom="0in"/>
    </style:style>
    <style:style style:name="T23" style:parent-style-name="Hyperlink" style:family="text">
      <style:text-properties fo:language="en" fo:country="US"/>
    </style:style>
    <style:style style:name="T24" style:parent-style-name="Hyperlink" style:family="text">
      <style:text-properties fo:language="en" fo:country="US"/>
    </style:style>
    <style:style style:name="T25" style:parent-style-name="Hyperlink" style:family="text">
      <style:text-properties fo:language="en" fo:country="US"/>
    </style:style>
    <style:style style:name="P26" style:parent-style-name="Normal" style:family="paragraph">
      <style:paragraph-properties fo:margin-bottom="0in"/>
      <style:text-properties fo:language="en" fo:country="US"/>
    </style:style>
    <style:style style:name="P27" style:parent-style-name="Normal" style:family="paragraph">
      <style:paragraph-properties fo:margin-bottom="0in"/>
      <style:text-properties fo:text-transform="uppercase" fo:language="en" fo:country="US"/>
    </style:style>
    <style:style style:name="P28" style:parent-style-name="Normal" style:family="paragraph">
      <style:paragraph-properties fo:margin-bottom="0in"/>
      <style:text-properties fo:language="en" fo:country="US"/>
    </style:style>
    <style:style style:name="P29" style:parent-style-name="Normal" style:family="paragraph">
      <style:paragraph-properties fo:margin-bottom="0in"/>
    </style:style>
    <style:style style:name="T30" style:parent-style-name="Hyperlink" style:family="text">
      <style:text-properties fo:language="en" fo:country="US"/>
    </style:style>
    <style:style style:name="T31" style:parent-style-name="Hyperlink" style:family="text">
      <style:text-properties fo:language="en" fo:country="US"/>
    </style:style>
    <style:style style:name="T32" style:parent-style-name="Hyperlink" style:family="text">
      <style:text-properties fo:language="en" fo:country="US"/>
    </style:style>
    <style:style style:name="P33" style:parent-style-name="Normal" style:family="paragraph">
      <style:paragraph-properties fo:margin-bottom="0in"/>
      <style:text-properties fo:language="en" fo:country="US"/>
    </style:style>
    <style:style style:name="P34" style:parent-style-name="Normal" style:family="paragraph">
      <style:paragraph-properties fo:margin-bottom="0in"/>
      <style:text-properties fo:text-transform="uppercase" fo:language="en" fo:country="US"/>
    </style:style>
    <style:style style:name="P35" style:parent-style-name="Normal" style:family="paragraph">
      <style:paragraph-properties fo:margin-bottom="0in"/>
    </style:style>
    <style:style style:name="T36" style:parent-style-name="Hyperlink" style:family="text">
      <style:text-properties fo:language="en" fo:country="US"/>
    </style:style>
    <style:style style:name="P37" style:parent-style-name="Normal" style:family="paragraph">
      <style:paragraph-properties fo:margin-bottom="0in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paragraph-properties fo:margin-bottom="0in"/>
      <style:text-properties fo:language="en" fo:country="US"/>
    </style:style>
    <style:style style:name="P40" style:parent-style-name="Normal" style:family="paragraph">
      <style:paragraph-properties fo:margin-bottom="0in"/>
      <style:text-properties fo:language="en" fo:country="US"/>
    </style:style>
    <style:style style:name="P41" style:parent-style-name="Normal" style:family="paragraph">
      <style:paragraph-properties fo:margin-bottom="0in"/>
      <style:text-properties fo:font-weight="bold" style:font-weight-asian="bold" fo:language="en" fo:country="US"/>
    </style:style>
    <style:style style:name="P42" style:parent-style-name="Normal" style:family="paragraph">
      <style:paragraph-properties fo:margin-top="0.1666in" fo:margin-bottom="0in"/>
      <style:text-properties fo:text-transform="uppercase" fo:language="en" fo:country="US"/>
    </style:style>
    <style:style style:name="P43" style:parent-style-name="Normal" style:family="paragraph">
      <style:paragraph-properties fo:margin-bottom="0in"/>
      <style:text-properties fo:language="en" fo:country="US"/>
    </style:style>
    <style:style style:name="P44" style:parent-style-name="Normal" style:family="paragraph">
      <style:paragraph-properties fo:margin-bottom="0in"/>
    </style:style>
    <style:style style:name="T45" style:parent-style-name="Hyperlink" style:family="text">
      <style:text-properties fo:language="en" fo:country="US"/>
    </style:style>
    <style:style style:name="P46" style:parent-style-name="Normal" style:family="paragraph">
      <style:paragraph-properties fo:margin-bottom="0in"/>
      <style:text-properties fo:language="en" fo:country="US"/>
    </style:style>
    <style:style style:name="P47" style:parent-style-name="Normal" style:family="paragraph">
      <style:paragraph-properties fo:margin-bottom="0in"/>
      <style:text-properties fo:language="en" fo:country="US"/>
    </style:style>
    <style:style style:name="T48" style:parent-style-name="DefaultParagraphFont" style:family="text">
      <style:text-properties fo:font-weight="bold" style:font-weight-asian="bold" fo:language="en" fo:country="US"/>
    </style:style>
    <style:style style:name="P49" style:parent-style-name="Normal" style:family="paragraph">
      <style:paragraph-properties fo:margin-bottom="0in"/>
      <style:text-properties fo:text-transform="uppercase" fo:language="en" fo:country="US" style:language-asian="fr" style:country-asian="CH"/>
    </style:style>
    <style:style style:name="P50" style:parent-style-name="Normal" style:family="paragraph">
      <style:paragraph-properties fo:margin-bottom="0in"/>
    </style:style>
    <style:style style:name="T51" style:parent-style-name="Hyperlink" style:family="text">
      <style:text-properties fo:language="en" fo:country="US"/>
    </style:style>
    <style:style style:name="P52" style:parent-style-name="Normal" style:family="paragraph">
      <style:paragraph-properties fo:margin-bottom="0in"/>
      <style:text-properties fo:language="en" fo:country="US"/>
    </style:style>
    <style:style style:name="P53" style:parent-style-name="Normal" style:family="paragraph">
      <style:paragraph-properties fo:margin-bottom="0in"/>
      <style:text-properties fo:text-transform="uppercase" fo:language="en" fo:country="US"/>
    </style:style>
    <style:style style:name="P54" style:parent-style-name="Normal" style:family="paragraph">
      <style:paragraph-properties fo:margin-bottom="0in"/>
    </style:style>
    <style:style style:name="T55" style:parent-style-name="Hyperlink" style:family="text">
      <style:text-properties fo:language="en" fo:country="US"/>
    </style:style>
    <style:style style:name="P56" style:parent-style-name="Normal" style:family="paragraph">
      <style:text-properties fo:language="en" fo:country="US"/>
    </style:style>
  </office:automatic-styles>
  <office:body>
    <office:text text:use-soft-page-breaks="true">
      <text:p text:style-name="P1">You will need an air compressor machine accurate enough to control the pressure efficiently.</text:p>
      <text:p text:style-name="P2"/>
      <text:p text:style-name="P3">Structure parts :</text:p>
      <text:p text:style-name="P4"/>
      <text:p text:style-name="P5">High torque hybrid (3x)</text:p>
      <text:p text:style-name="P6"><text:a xlink:href="http://www.zappautomation.co.uk/sy42sth47-1684a-high-torque-hybrid-stepper-motors.html" office:target-frame-name="_top" xlink:show="replace"><text:span text:style-name="T7">http://www.zappautomation.co.uk/sy42sth47-1684a-high-torque-hybrid-stepper-motors.html</text:span></text:a></text:p>
      <text:p text:style-name="P8"/>
      <text:p text:style-name="P9">12mm steel rods (6x)</text:p>
      <text:p text:style-name="Normal"><text:a xlink:href="http://www.zappautomation.co.uk/sfc12-precision-round-rail.html" office:target-frame-name="_top" xlink:show="replace"><text:span text:style-name="T10">http://www.zapp</text:span><text:bookmark-start text:name="_Hlt422921499"/><text:bookmark-start text:name="_Hlt422921500"/><text:span text:style-name="T11">a</text:span><text:bookmark-end text:name="_Hlt422921499"/><text:bookmark-end text:name="_Hlt422921500"/><text:span text:style-name="T12">utomation.co.uk/sfc12-precision-round-rail.html</text:span></text:a></text:p>
      <text:p text:style-name="P13">12 mm linear bearing (6x)</text:p>
      <text:p text:style-name="P14">They need to slide along the steel rods smoothly</text:p>
      <text:p text:style-name="Normal"><text:a xlink:href="http://www.zappautomation.co.uk/lm10uu-linear-bearing-29451.html" office:target-frame-name="_top" xlink:show="replace"><text:span text:style-name="T15">http://www.zappautomation.co.uk/lm10uu-linear-bearing-29451.html</text:span></text:a></text:p>
      <text:p text:style-name="P16">GT2 belts (3x)</text:p>
      <text:p text:style-name="P17"><text:a xlink:href="http://www.amazon.com/3DMakerWorld-GT2-Timing-Belt/dp/B00IDCG6ZU/ref=sr_1_2?s=industrial&amp;ie=UTF8&amp;qid=1401593946&amp;sr=1-2&amp;keywords=gt2+belts#productDescription" office:target-frame-name="_top" xlink:show="replace"><text:span text:style-name="T18">http://www.amazon.com/3DMakerWorld-GT2-Timing-Belt/dp/B00IDCG6ZU/ref=sr_1_2?s=industrial&amp;ie=UTF8&amp;qid=1401593946&amp;sr=1-2&amp;keywords=gt2+belts#productDescription</text:span></text:a></text:p>
      <text:p text:style-name="P19"/>
      <text:p text:style-name="P20">Traxxas 5347 with hollows balls (12x)</text:p>
      <text:p text:style-name="P21">They must fit in the brass tube below. Two per tube.</text:p>
      <text:p text:style-name="P22"><text:a xlink:href="http://www.amazon.com/Traxxas-5347-Hollow-Balls-Large/dp/B000BOLVJY/ref=pd_sim_indust_3/175-8025690-4128361?ie=UTF8&amp;refRID=1F279DBGNRWNT7MQQ8FF" office:target-frame-name="_top" xlink:show="replace"><text:span text:style-name="T23">http://www.amazo</text:span><text:bookmark-start text:name="_Hlt422921611"/><text:bookmark-start text:name="_Hlt422921612"/><text:span text:style-name="T24">n</text:span><text:bookmark-end text:name="_Hlt422921611"/><text:bookmark-end text:name="_Hlt422921612"/><text:span text:style-name="T25">.com/Traxxas-5347-Hollow-Balls-Large/dp/B000BOLVJY/ref=pd_sim_indust_3/175-8025690-4128361?ie=UTF8&amp;refRID=1F279DBGNRWNT7MQQ8FF</text:span></text:a></text:p>
      <text:p text:style-name="P26"/>
      <text:p text:style-name="P27">Brass tube 8mm<text:s/>(6x)</text:p>
      <text:p text:style-name="P28">Two tubes per axis. 23 centimeters each. The material doesn’t matter as long as it is solid and that the traxxas pieces can fit inside.</text:p>
      <text:p text:style-name="P29"><text:a xlink:href="http://www.amazon.com/Engineering-Round-Brass-Tube-45/dp/B005WPASOG/ref=pd_sim_sbs_t_1?ie=UTF8&amp;refRID=05RKNR2H86YQGV6SB9AM" office:target-frame-name="_top" xlink:show="replace"><text:span text:style-name="T30">http://www.amazon.com/Engineering-Round-Brass-Tube-45/dp/B005WPASOG/ref=pd_sim_sbs_t_1?ie=UT</text:span><text:bookmark-start text:name="_Hlt422921581"/><text:bookmark-start text:name="_Hlt422921582"/><text:span text:style-name="T31">F</text:span><text:bookmark-end text:name="_Hlt422921581"/><text:bookmark-end text:name="_Hlt422921582"/><text:span text:style-name="T32">8&amp;refRID=05RKNR2H86YQGV6SB9AM</text:span></text:a></text:p>
      <text:p text:style-name="P33"/>
      <text:p text:style-name="P34">xbox 360 203W power brick 220V</text:p>
      <text:p text:style-name="P35"><text:a xlink:href="http://www.amazon.co.uk/OFFICIAL-MICROSOFT-REPLACEMENT-POWER-SUPPLY/dp/B00AUYDF6M/ref=sr_1_2?ie=UTF8&amp;qid=1393778450&amp;sr=8-2&amp;keywords=microsoft+xbox+360+power+supply" office:target-frame-name="_top" xlink:show="replace"><text:span text:style-name="T36">http://www.amazon.co.uk/OFFICIAL-MICROSOFT-REPLACEMENT-POWER-SUPPLY/dp/B00AUYDF6M/ref=sr_1_2?ie=UTF8&amp;qid=1393778450&amp;sr=8-2&amp;keywords=microsoft+xbox+360+power+supply</text:span></text:a></text:p>
      <text:p text:style-name="P37"/>
      <text:p text:style-name="P38">Some MDF panels of at least 12 mm.</text:p>
      <text:p text:style-name="P39"/>
      <text:p text:style-name="P40"/>
      <text:p text:style-name="P41">Electronic part</text:p>
      <text:p text:style-name="P42">Ultra Set (1x)</text:p>
      <text:p text:style-name="P43">It comes with wires and all the required electronic components</text:p>
      <text:p text:style-name="P44"><text:a xlink:href="https://gadgets3d.eu/index.php?route=product/product&amp;product_id=70" office:target-frame-name="_top" xlink:show="replace"><text:span text:style-name="T45">https://gadgets3d.eu/index.php?route=product/product&amp;product_id=70</text:span></text:a></text:p>
      <text:p text:style-name="P46"/>
      <text:p text:style-name="P47"/>
      <text:p text:style-name="Normal"><text:span text:style-name="T48">Extruder parts</text:span></text:p>
      <text:p text:style-name="P49">Glue Liquid Cartridge Dispenser Syringe Barrel 300CC Clear Black</text:p>
      <text:p text:style-name="P50"><text:a xlink:href="http://www.amazon.co.uk/Liquid-Cartridge-Dispenser-Syringe-Barrel/dp/B00GMW4EBG" office:target-frame-name="_top" xlink:show="replace"><text:span text:style-name="T51">http://www.amazon.co.uk/Liquid-Cartridge-Dispenser-Syringe-Barrel/dp/B00GMW4EBG</text:span></text:a></text:p>
      <text:p text:style-name="P52"/>
      <text:p text:style-name="P53">tips</text:p>
      <text:p text:style-name="P54"><text:a xlink:href="http://www.adhesivedispensers.co.uk/TE714025PK.htm" office:target-frame-name="_top" xlink:show="replace"><text:span text:style-name="T55">http://www.adhesivedispensers.co.uk/TE714025PK.htm</text:span></text:a></text:p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CH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CH"/>
    </style:style>
    <style:style style:name="a-size-large" style:display-name="a-size-large" style:family="text" style:parent-style-name="DefaultParagraphFont"/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is Lukas</meta:initial-creator>
    <dc:creator>Loris Lukas</dc:creator>
    <meta:creation-date>2015-06-24T13:19:00Z</meta:creation-date>
    <dc:date>2015-06-24T13:19:00Z</dc:date>
    <meta:template xlink:href="Normal.dotm" xlink:type="simple"/>
    <meta:editing-cycles>2</meta:editing-cycles>
    <meta:editing-duration>PT60S</meta:editing-duration>
    <meta:document-statistic meta:page-count="1" meta:paragraph-count="5" meta:word-count="435" meta:character-count="2915" meta:row-count="20" meta:non-whitespace-character-count="2485"/>
  </office:meta>
</office:document-meta>
</file>